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1</text:p>
      <text:p text:style-name="Standard">{</text:p>
      <text:p text:style-name="Standard"><text:s text:c="4"/>font-family:'Lobster';</text:p>
      <text:p text:style-name="Standard"><text:s text:c="4"/>font-size: 5.625rem;</text:p>
      <text:p text:style-name="Standard">}</text:p>
      <text:p text:style-name="Standard">.header{</text:p>
      <text:p text:style-name="Standard"><text:s text:c="4"/>padding-left:1%;</text:p>
      <text:p text:style-name="Standard">}</text:p>
      <text:p text:style-name="Standard">#title{</text:p>
      <text:p text:style-name="Standard"><text:s text:c="4"/>background-color:#3C6255;</text:p>
      <text:p text:style-name="Standard">}</text:p>
      <text:p text:style-name="Standard">.greet{</text:p>
      <text:p text:style-name="Standard"><text:s text:c="4"/>text-align:center;</text:p>
      <text:p text:style-name="Standard"><text:s text:c="4"/>padding:10% 20%;</text:p>
      <text:p text:style-name="Standard"><text:s text:c="4"/>border:solid 1px;</text:p>
      <text:p text:style-name="Standard"><text:s text:c="4"/>margin:8% 8%;</text:p>
      <text:p text:style-name="Standard"><text:s text:c="4"/>border-radius:5%;</text:p>
      <text:p text:style-name="Standard"><text:s text:c="4"/>background-color: #EAE7B1;</text:p>
      <text:p text:style-name="Standard">}</text:p>
      <text:p text:style-name="Standard">.follow</text:p>
      <text:p text:style-name="Standard">{ </text:p>
      <text:p text:style-name="Standard"><text:s text:c="2"/>padding-left:10%;</text:p>
      <text:p text:style-name="Standard"><text:s text:c="2"/>font-weight: bold;</text:p>
      <text:p text:style-name="Standard"><text:s text:c="2"/>font-family: 'Montserrat';</text:p>
      <text:p text:style-name="Standard">}</text:p>
      <text:p text:style-name="Standard">.getStarted</text:p>
      <text:p text:style-name="Standard">{</text:p>
      <text:p text:style-name="Standard"><text:s text:c="4"/>width:25%;</text:p>
      <text:p text:style-name="Standard"><text:s text:c="4"/>float:left;</text:p>
      <text:p text:style-name="Standard"><text:s text:c="4"/>margin:10px 30px;</text:p>
      <text:p text:style-name="Standard"><text:s text:c="4"/>border:solid 2px black;</text:p>
      <text:p text:style-name="Standard">}</text:p>
      <text:p text:style-name="Standard">.Contact</text:p>
      <text:p text:style-name="Standard">{</text:p>
      <text:p text:style-name="Standard"><text:s text:c="4"/>width:25%;</text:p>
      <text:p text:style-name="Standard"><text:s text:c="4"/>float:right;</text:p>
      <text:p text:style-name="Standard"><text:s text:c="4"/>margin-right:290px;</text:p>
      <text:p text:style-name="Standard"><text:s text:c="4"/>border:solid 2px black;</text:p>
      <text:p text:style-name="Standard">}</text:p>
      <text:p text:style-name="Standard">.contact-me</text:p>
      <text:p text:style-name="Standard">{</text:p>
      <text:p text:style-name="Standard"><text:s text:c="4"/>font-family: 'Montserrat';</text:p>
      <text:p text:style-name="Standard">}</text:p>
      <text:p text:style-name="Standard">.right-text</text:p>
      <text:p text:style-name="Standard">{</text:p>
      <text:p text:style-name="Standard"><text:s text:c="4"/>margin:30px 70px;</text:p>
      <text:p text:style-name="Standard">}</text:p>
      <text:p text:style-name="Standard">.left-text</text:p>
      <text:p text:style-name="Standard">{</text:p>
      <text:p text:style-name="Standard"><text:s text:c="4"/>margin:30px 20px;</text:p>
      <text:p text:style-name="Standard">}</text:p>
      <text:p text:style-name="Standard">.procedure{</text:p>
      <text:p text:style-name="Standard"><text:soft-page-break/><text:s text:c="4"/>padding-left:20%;</text:p>
      <text:p text:style-name="Standard"><text:s text:c="4"/>padding-top:3%;</text:p>
      <text:p text:style-name="Standard"><text:s text:c="4"/>padding-bottom:5%;</text:p>
      <text:p text:style-name="Standard"><text:s text:c="4"/>background-color:#61876E;</text:p>
      <text:p text:style-name="Standard"><text:s text:c="4"/>color:white;</text:p>
      <text:p text:style-name="Standard">}</text:p>
      <text:p text:style-name="Standard">.extra{</text:p>
      <text:p text:style-name="Standard"><text:s text:c="4"/>padding:5%;</text:p>
      <text:p text:style-name="Standard"><text:s text:c="4"/>text-align:center;</text:p>
      <text:p text:style-name="Standard"><text:s text:c="4"/>margin: auto auto;</text:p>
      <text:p text:style-name="Standard">}</text:p>
      <text:p text:style-name="Standard">.icon{</text:p>
      <text:p text:style-name="Standard"><text:s text:c="4"/>padding:5%;</text:p>
      <text:p text:style-name="Standard"><text:s text:c="4"/>background-color: #EAE7B1;</text:p>
      <text:p text:style-name="Standard">}</text:p>
      <text:p text:style-name="Standard">.col-lg-6{</text:p>
      <text:p text:style-name="Standard"><text:s text:c="4"/>margin-top:3%;</text:p>
      <text:p text:style-name="Standard">}</text:p>
      <text:p text:style-name="Standard">#footer-corousel{</text:p>
      <text:p text:style-name="Standard"><text:s text:c="2"/>padding:7% 15%;</text:p>
      <text:p text:style-name="Standard">}</text:p>
      <text:p text:style-name="Standard">#footer{</text:p>
      <text:p text:style-name="Standard"><text:s text:c="4"/>background-color: #3C6255;</text:p>
      <text:p text:style-name="Standard"><text:s text:c="4"/>color:white;</text:p>
      <text:p text:style-name="Standard"><text:s text:c="4"/>font-family: 'Montserrat';</text:p>
      <text:p text:style-name="Standard">}</text:p>
      <text:p text:style-name="Standard">.greats{</text:p>
      <text:p text:style-name="Standard"><text:s text:c="4"/>font-style: italic;</text:p>
      <text:p text:style-name="Standard"><text:s text:c="4"/>font-weight: bold;</text:p>
      <text:p text:style-name="Standard"><text:s text:c="4"/>position:relative;</text:p>
      <text:p text:style-name="Standard"><text:s text:c="4"/>right:5px;</text:p>
      <text:p text:style-name="Standard">}</text:p>
      <text:p text:style-name="Standard">.Note{</text:p>
      <text:p text:style-name="Standard"><text:s text:c="4"/>color:blue;</text:p>
      <text:p text:style-name="Standard"><text:s text:c="4"/>margin-top:70px;</text:p>
      <text:p text:style-name="Standard">}</text:p>
      <text:p text:style-name="Standard">.copy-right{</text:p>
      <text:p text:style-name="Standard"><text:s text:c="4"/>color:white;</text:p>
      <text:p text:style-name="Standard"><text:s text:c="4"/>text-align: center;</text:p>
      <text:p text:style-name="Standard">}</text:p>
      <text:p text:style-name="Standard">.this-form{</text:p>
      <text:p text:style-name="Standard"><text:s text:c="4"/>padding:5% 5%</text:p>
      <text:p text:style-name="Standard">}</text:p>
      <text:p text:style-name="Standard">#submitButton{</text:p>
      <text:p text:style-name="Standard"><text:s text:c="2"/>margin-left:5%;</text:p>
      <text:p text:style-name="Standard">}</text:p>
      <text:p text:style-name="Standard">@media(max-width: 1024px){</text:p>
      <text:p text:style-name="Standard"><text:s text:c="4"/>.getStarted</text:p>
      <text:p text:style-name="Standard"><text:s text:c="4"/>{</text:p>
      <text:p text:style-name="Standard"><text:s text:c="8"/>width:50%;</text:p>
      <text:p text:style-name="Standard"><text:s text:c="8"/>border:solid 2px black;</text:p>
      <text:p text:style-name="Standard"><text:s text:c="8"/>margin:2% auto;</text:p>
      <text:p text:style-name="Standard"><text:soft-page-break/><text:s text:c="8"/>float:none;</text:p>
      <text:p text:style-name="Standard"><text:s text:c="8"/>text-align: center;</text:p>
      <text:p text:style-name="Standard"><text:s text:c="4"/>}</text:p>
      <text:p text:style-name="Standard"><text:s text:c="4"/>.Contact</text:p>
      <text:p text:style-name="Standard"><text:s text:c="4"/>{</text:p>
      <text:p text:style-name="Standard"><text:s text:c="8"/>width:50%;</text:p>
      <text:p text:style-name="Standard"><text:s text:c="8"/>border:solid 2px black;</text:p>
      <text:p text:style-name="Standard"><text:s text:c="8"/>margin:2% auto;</text:p>
      <text:p text:style-name="Standard"><text:s text:c="8"/>float:none;</text:p>
      <text:p text:style-name="Standard"><text:s text:c="8"/>text-align: center;</text:p>
      <text:p text:style-name="Standard"><text:s text:c="4"/>}</text:p>
      <text:p text:style-name="Standard"><text:s text:c="4"/>.right-text</text:p>
      <text:p text:style-name="Standard"><text:s text:c="4"/>{</text:p>
      <text:p text:style-name="Standard"><text:s text:c="6"/>clear:left;</text:p>
      <text:p text:style-name="Standard"><text:s text:c="6"/>margin:0 auto;</text:p>
      <text:p text:style-name="Standard"><text:s text:c="4"/>}</text:p>
      <text:p text:style-name="Standard"><text:s text:c="3"/>.left-text</text:p>
      <text:p text:style-name="Standard"><text:s text:c="2"/>{</text:p>
      <text:p text:style-name="Standard"><text:s text:c="4"/>margin:0 auto;</text:p>
      <text:p text:style-name="Standard"><text:s text:c="4"/>clear:right;</text:p>
      <text:p text:style-name="Standard"><text:s text:c="3"/>}</text:p>
      <text:p text:style-name="Standard"><text:s text:c="3"/>.follow{</text:p>
      <text:p text:style-name="Standard"><text:s text:c="4"/>padding: 5% 7%;</text:p>
      <text:p text:style-name="Standard"><text:s text:c="3"/>}</text:p>
      <text:p text:style-name="Standard"><text:s text:c="3"/>.greet{</text:p>
      <text:p text:style-name="Standard"><text:s text:c="4"/>padding :10px 5px;</text:p>
      <text:p text:style-name="Standard"><text:s text:c="3"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1T11:56:15.536054505</meta:creation-date>
    <dc:date>2023-02-21T11:56:28.604689695</dc:date>
    <meta:editing-duration>PT13S</meta:editing-duration>
    <meta:editing-cycles>1</meta:editing-cycles>
    <meta:document-statistic meta:table-count="0" meta:image-count="0" meta:object-count="0" meta:page-count="3" meta:paragraph-count="132" meta:word-count="172" meta:character-count="1754" meta:non-whitespace-character-count="1363"/>
    <meta:generator>LibreOffice/6.4.7.2$Linux_X86_64 LibreOffice_project/40$Build-2</meta:generator>
  </office:meta>
</office:document-meta>
</file>